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</style:style>
    <style:style style:name="T3" style:parent-style-name="Absatz-Standardschriftar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draw:frame draw:z-index="251659264" draw:style-name="a0" draw:name="Grafik 2" text:anchor-type="paragraph" svg:x="0.88056in" svg:y="0.73542in" svg:width="4.58333in" svg:height="6.76458in" style:rel-width="scale" style:rel-height="scale"><draw:image xlink:href="media/image1.png" xlink:type="simple" xlink:show="embed" xlink:actuate="onLoad"/><svg:title/><svg:desc/></draw:frame><text:span text:style-name="T3">Erstkommunion in St Vitus am 22. April 201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line-height="106%"/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1-10-09T06:35:00Z</meta:creation-date>
    <dc:date>2021-10-09T06:44:00Z</dc:date>
    <meta:template xlink:href="Normal" xlink:type="simple"/>
    <meta:editing-cycles>3</meta:editing-cycles>
    <meta:editing-duration>PT0S</meta:editing-duration>
    <meta:document-statistic meta:page-count="1" meta:paragraph-count="1" meta:word-count="6" meta:character-count="45" meta:row-count="1" meta:non-whitespace-character-count="40"/>
  </office:meta>
</office:document-meta>
</file>